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1C000001A43B4293B878DD571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adornments="Bold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4cm" fo:min-width="13.75cm"/>
    </style:style>
    <style:style style:name="gr2" style:family="graphic" style:parent-style-name="standard">
      <style:graphic-properties draw:stroke="none" svg:stroke-color="#000000" draw:fill="none" draw:fill-color="#ffffff" fo:min-height="4.25cm"/>
      <style:paragraph-properties style:writing-mode="lr-tb"/>
    </style:style>
    <style:style style:name="gr3" style:family="graphic" style:parent-style-name="standard">
      <style:graphic-properties svg:stroke-color="#ffffff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0.5cm"/>
      <style:paragraph-properties style:writing-mode="lr-tb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cm" fo:min-width="2.25cm"/>
    </style:style>
    <style:style style:name="gr6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3.75cm" fo:min-width="6.75cm"/>
    </style:style>
    <style:style style:name="gr8" style:family="graphic" style:parent-style-name="standard">
      <style:graphic-properties draw:stroke="none" svg:stroke-color="#000000" draw:fill="none" draw:fill-color="#ffffff" fo:min-height="5.117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text-properties fo:font-size="27pt" style:font-size-asian="27pt" style:font-size-complex="27pt"/>
    </style:style>
    <style:style style:name="P3" style:family="paragraph">
      <loext:graphic-properties draw:fill="none" draw:fill-color="#ffffff"/>
      <style:text-properties fo:font-size="27pt" style:font-size-asian="27pt" style:font-size-complex="27pt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7pt" style:font-size-asian="27pt" style:font-size-complex="2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5cm" svg:height="4.25cm" svg:x="3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5cm" svg:height="4.5cm" svg:x="2.75cm" svg:y="2.75cm">
          <draw:text-box>
            <text:p text:style-name="P2"><text:span text:style-name="T1">ΒΕΛΤΙΣΤΟΠΟΙΕΙΤΕ ΠΡΟΩΡΑ ‘Η ΑΠΛΑ ΠΑΙΡΝΕΤΕ ΧΡΟΝΟ ΓΙΑ ΝΑ ΤΟ ΚΑΝΕΤΕ ΣΩΣΤΑ;</text:span></text:p>
          </draw:text-box>
        </draw:frame>
        <draw:path draw:style-name="gr3" draw:text-style-name="P1" draw:layer="layout" svg:width="13.229cm" svg:height="6.035cm" svg:x="2.77cm" svg:y="12.464cm" svg:viewBox="0 0 13230 6036" svg:d="M0 2093c524-102 876-530 1279-838 388-296 824-526 1280-717 412-172 853-265 1279-398 474-148 961-41 1445-120 452-73 902 76 1361 40 427-34 870-9 1280 120 424 132 853 38 1280 119 407 77 824 11 1238 0 430-11 835 161 1279 160 492-2 893 368 1239 677 390 346 240 829 248 1275 8 415-118 827-371 1195-282 408-750 675-1239 677-580 3-837 582-1321 758-406 146-810 522-1279 318-382-167-822-336-1238-199-450 148-908 330-1239 678l-372 198z">
          <text:p/>
        </draw:path>
        <draw:path draw:style-name="gr3" draw:text-style-name="P1" draw:layer="layout" svg:width="1.077cm" svg:height="1.285cm" svg:x="12.857cm" svg:y="16.201cm" svg:viewBox="0 0 1078 1286" svg:d="M0 418c246-77 1000-900 1075 0 49 596-517 708-869 868h-41z">
          <text:p/>
        </draw:path>
        <draw:frame draw:style-name="gr4" draw:text-style-name="P4" draw:layer="layout" svg:width="15.5cm" svg:height="10.75cm" svg:x="3.041cm" svg:y="8.417cm">
          <draw:text-box>
            <text:p/>
            <text:p/>
            <text:p/>
            <text:p><text:s text:c="5"/>ΣΥΜΒΟΥΛΕΥΤΗΚΑΤΕ</text:p>
            <text:p>ΕΝΑ ΔΙΑΓΡΑΜΜΑ ΡΟΗΣ ΓΙΑ</text:p>
            <text:p><text:s text:c="2"/>ΝΑ ΑΠΑΝΤΗΣΕΤΕ ΑΥΤΗ</text:p>
            <text:p><text:s text:c="7"/>ΤΗΝ ΕΡΩΤΗΣΗ;</text:p>
          </draw:text-box>
        </draw:frame>
        <draw:custom-shape draw:style-name="gr5" draw:text-style-name="P1" draw:layer="layout" svg:width="2.75cm" svg:height="1.25cm" svg:x="10.334cm" svg:y="20.25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5cm" svg:height="1.75cm" svg:x="10.5cm" svg:y="20.25cm">
          <draw:text-box>
            <text:p>ΝΑΙ</text:p>
          </draw:text-box>
        </draw:frame>
        <draw:custom-shape draw:style-name="gr7" draw:text-style-name="P1" draw:layer="layout" svg:width="7.25cm" svg:height="4cm" svg:x="6.5cm" svg:y="23.25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7.5cm" svg:height="5.367cm" svg:x="6.5cm" svg:y="22.5cm">
          <draw:text-box>
            <text:p text:style-name="P5">ΒΕΛΤΙΣΤΟ-ΠΟΙΕΙΤΕ ΟΝΤΩΣ ΠΡΟΩΡΑ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adornments="Bold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11C000001A43B4293B878DD571A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omic Sans MS" fo:font-family="'Comic Sans MS'" style:font-style-name="Bold" style:font-family-generic="script" style:font-pitch="variable" fo:font-size="26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28cm" fo:page-height="3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2T16:09:15.593152611</meta:creation-date>
    <dc:date>2023-06-02T16:21:40.057126150</dc:date>
    <meta:editing-duration>PT1M22S</meta:editing-duration>
    <meta:editing-cycles>1</meta:editing-cycles>
    <meta:document-statistic meta:object-count="9"/>
    <meta:generator>LibreOffice/7.3.7.2$Linux_X86_64 LibreOffice_project/30$Build-2</meta:generator>
  </office:meta>
</office:document-meta>
</file>